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7c20" officeooo:paragraph-rsid="00617c2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7c20" officeooo:paragraph-rsid="00617c20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7c20" officeooo:paragraph-rsid="00617c20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7c20" officeooo:paragraph-rsid="00617c20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7c20" officeooo:paragraph-rsid="00621d94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7c20" officeooo:paragraph-rsid="00617c20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1d94" officeooo:paragraph-rsid="00621d94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1d94" officeooo:paragraph-rsid="00621d94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1d94" officeooo:paragraph-rsid="00621d94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7c20" officeooo:paragraph-rsid="00617c20" style:font-size-asian="12pt" style:font-weight-asian="bold" style:font-size-complex="12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7c20" officeooo:paragraph-rsid="00621d94" style:font-size-asian="12pt" style:font-weight-asian="bold" style:font-size-complex="12pt" style:font-weight-complex="bold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617c20" style:font-weight-asian="bold" style:font-weight-complex="bold"/>
    </style:style>
    <style:style style:name="T8" style:family="text">
      <style:text-properties fo:font-weight="bold" officeooo:rsid="0062fe1e" style:font-weight-asian="bold" style:font-weight-complex="bold"/>
    </style:style>
    <style:style style:name="T9" style:family="text">
      <style:text-properties fo:font-weight="bold" officeooo:rsid="0063ce78" style:font-weight-asian="bold" style:font-weight-complex="bold"/>
    </style:style>
    <style:style style:name="T10" style:family="text">
      <style:text-properties fo:font-weight="bold" officeooo:rsid="006a8ed2" style:font-weight-asian="bold" style:font-weight-complex="bold"/>
    </style:style>
    <style:style style:name="T11" style:family="text">
      <style:text-properties officeooo:rsid="00621d94"/>
    </style:style>
    <style:style style:name="T12" style:family="text">
      <style:text-properties officeooo:rsid="0063ce78"/>
    </style:style>
    <style:style style:name="T13" style:family="text">
      <style:text-properties officeooo:rsid="0064010a"/>
    </style:style>
    <style:style style:name="T14" style:family="text">
      <style:text-properties officeooo:rsid="0065d8fc"/>
    </style:style>
    <style:style style:name="T15" style:family="text">
      <style:text-properties officeooo:rsid="00675fb3"/>
    </style:style>
    <style:style style:name="T16" style:family="text">
      <style:text-properties officeooo:rsid="0068a98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">5</text:span><text:span text:style-name="T4">0</text:span><text:span text:style-name="T10">4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7">Designating targets</text:span></text:p>
      <text:p text:style-name="P4"/>
      <text:p text:style-name="P6">NAV designation -- Turn a Sequence Point (waypoint) into a Target Point</text:p>
      <text:list text:style-name="L1">
        <text:list-item>
          <text:p text:style-name="P7">On UFC, go to <text:span text:style-name="T2">MENU 1</text:span></text:p>
        </text:list-item>
        <text:list-item>
          <text:p text:style-name="P7">Press <text:span text:style-name="T2">R1 OSB</text:span> (PB 10) to enter <text:span text:style-name="T2">Steer Point menu</text:span>.</text:p>
        </text:list-item>
        <text:list-item>
          <text:p text:style-name="P7">Enter desired Sequence Point and <text:span text:style-name="T2">add a dot "."</text:span> after it<text:span text:style-name="T14">, then press R1 OSB again to rename the sequence point.</text:span></text:p>
        </text:list-item>
      </text:list>
      <text:list text:style-name="L2">
        <text:list-item>
          <text:list>
            <text:list-item>
              <text:p text:style-name="P11">Note: Can only do this on a Sequence Point that is not your currently selected navigation point (as shown on UFC main menu).</text:p>
            </text:list-item>
          </text:list>
        </text:list-item>
      </text:list>
      <text:p text:style-name="P5"/>
      <text:p text:style-name="P6">Radar designation</text:p>
      <text:list text:style-name="L3">
        <text:list-item>
          <text:p text:style-name="P8">On <text:span text:style-name="T2">A/G radar</text:span> page, take command of the radar.</text:p>
        </text:list-item>
        <text:list-item>
          <text:p text:style-name="P8">Select desired <text:span text:style-name="T2">radar mode</text:span> (<text:span text:style-name="T2">RBM</text:span>, <text:span text:style-name="T2">GMT</text:span>, or <text:span text:style-name="T2">HRM</text:span>) and find the target.</text:p>
        </text:list-item>
        <text:list-item>
          <text:p text:style-name="P8">Set <text:span text:style-name="T2">cursor function</text:span> to <text:span text:style-name="T2">TGT</text:span> (<text:span text:style-name="T2">B2 OSB</text:span>, PB 07).</text:p>
        </text:list-item>
        <text:list-item>
          <text:p text:style-name="P8">Put <text:span text:style-name="T2">TDC cursor</text:span> on target and press <text:span text:style-name="T2">TDC press</text:span> to designate.</text:p>
        </text:list-item>
      </text:list>
      <text:p text:style-name="P5"/>
      <text:p text:style-name="P6">HUD designation<text:span text:style-name="T15"> -- W</text:span><text:span text:style-name="T16">IP</text:span></text:p>
      <text:list text:style-name="L4">
        <text:list-item>
          <text:p text:style-name="P12">SOI to HUD<text:span text:style-name="T12">: Press </text:span><text:span text:style-name="T9">Dish Hat press</text:span><text:span text:style-name="T12">, then </text:span><text:span text:style-name="T9">Dish Hat up</text:span><text:span text:style-name="T12">??</text:span></text:p>
        </text:list-item>
        <text:list-item>
          <text:p text:style-name="P14">HUD pipper</text:p>
          <text:list>
            <text:list-item>
              <text:p text:style-name="P12">Press and hold <text:span text:style-name="T2">TDC ministick</text:span> to slew designator diamond, release to set point.</text:p>
            </text:list-item>
            <text:list-item>
              <text:p text:style-name="P12">Press and release <text:span text:style-name="T2">TDC ministick</text:span> to designate at velocity vector??</text:p>
            </text:list-item>
          </text:list>
        </text:list-item>
        <text:list-item>
          <text:p text:style-name="P15">CDIP designation</text:p>
          <text:list>
            <text:list-item>
              <text:p text:style-name="P9"><text:span text:style-name="T11">If in CDIP mode, designation will be automatically updated to weapon impact point when pickle is pressed?? <text:s/>If CDIP point would be off bottom of HUD, press and hold pickle to designate target and switch to a</text:span>utomatic CCRP <text:span text:style-name="T11">mode until bombs drop.</text:span></text:p>
            </text:list-item>
          </text:list>
        </text:list-item>
      </text:list>
      <text:p text:style-name="P5"/>
      <text:p text:style-name="P6">TPOD designation</text:p>
      <text:list text:style-name="L5">
        <text:list-item>
          <text:p text:style-name="P10">On <text:span text:style-name="T2">TPOD</text:span> page, take command of the TPOD.</text:p>
        </text:list-item>
        <text:list-item>
          <text:p text:style-name="P10"><text:span text:style-name="T2">Slew</text:span> TPOD to target.</text:p>
        </text:list-item>
        <text:list-item>
          <text:p text:style-name="P10">Set <text:span text:style-name="T2">cursor function</text:span> to <text:span text:style-name="T2">TGT</text:span> (<text:span text:style-name="T2">B2 OSB</text:span>, PB 07).</text:p>
        </text:list-item>
        <text:list-item>
          <text:p text:style-name="P10">Press <text:span text:style-name="T2">TDC press</text:span> to designate.</text:p>
        </text:list-item>
        <text:list-item>
          <text:p text:style-name="P13"><text:span text:style-name="T13">(optional) </text:span>Box <text:span text:style-name="T2">CDES</text:span> OSB to continually update designation point as TPOD slew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4T01:39:48.324000000</dc:date>
    <meta:editing-duration>P1DT3H47M32S</meta:editing-duration>
    <meta:editing-cycles>7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0" meta:word-count="282" meta:character-count="1445" meta:non-whitespace-character-count="1211"/>
  </office:meta>
</office:document-meta>
</file>